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rror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3.28" calcext:value-type="float">
            <text:p>-63.28</text:p>
          </table:table-cell>
          <table:table-cell office:value-type="float" office:value="-62.15" calcext:value-type="float">
            <text:p>-62.15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08" calcext:value-type="float">
            <text:p>-62.08</text:p>
          </table:table-cell>
          <table:table-cell office:value-type="float" office:value="-61.71" calcext:value-type="float">
            <text:p>-61.71</text:p>
          </table:table-cell>
          <table:table-cell office:value-type="float" office:value="-62.34" calcext:value-type="float">
            <text:p>-62.34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2808" calcext:value-type="float">
            <text:p>0.280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1.34" calcext:value-type="float">
            <text:p>-61.34</text:p>
          </table:table-cell>
          <table:table-cell office:value-type="float" office:value="-61.23" calcext:value-type="float">
            <text:p>-61.23</text:p>
          </table:table-cell>
          <table:table-cell office:value-type="float" office:value="-60.97" calcext:value-type="float">
            <text:p>-60.97</text:p>
          </table:table-cell>
          <table:table-cell office:value-type="float" office:value="-61.77" calcext:value-type="float">
            <text:p>-61.77</text:p>
          </table:table-cell>
          <table:table-cell office:value-type="float" office:value="-61.87" calcext:value-type="float">
            <text:p>-61.87</text:p>
          </table:table-cell>
          <table:table-cell office:value-type="float" office:value="-61.436" calcext:value-type="float">
            <text:p>-61.436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1137" calcext:value-type="float">
            <text:p>0.113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1.42" calcext:value-type="float">
            <text:p>-61.42</text:p>
          </table:table-cell>
          <table:table-cell office:value-type="float" office:value="-61.72" calcext:value-type="float">
            <text:p>-61.72</text:p>
          </table:table-cell>
          <table:table-cell office:value-type="float" office:value="-62.85" calcext:value-type="float">
            <text:p>-62.85</text:p>
          </table:table-cell>
          <table:table-cell office:value-type="float" office:value="-61.49" calcext:value-type="float">
            <text:p>-61.49</text:p>
          </table:table-cell>
          <table:table-cell office:value-type="float" office:value="-61.04" calcext:value-type="float">
            <text:p>-61.04</text:p>
          </table:table-cell>
          <table:table-cell office:value-type="float" office:value="-61.704" calcext:value-type="float">
            <text:p>-61.704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762" calcext:value-type="float">
            <text:p>0.376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0.59" calcext:value-type="float">
            <text:p>-60.59</text:p>
          </table:table-cell>
          <table:table-cell office:value-type="float" office:value="-60.4" calcext:value-type="float">
            <text:p>-60.4</text:p>
          </table:table-cell>
          <table:table-cell office:value-type="float" office:value="-60.34" calcext:value-type="float">
            <text:p>-60.34</text:p>
          </table:table-cell>
          <table:table-cell office:value-type="float" office:value="-60.47" calcext:value-type="float">
            <text:p>-60.47</text:p>
          </table:table-cell>
          <table:table-cell office:value-type="float" office:value="-60.38" calcext:value-type="float">
            <text:p>-60.38</text:p>
          </table:table-cell>
          <table:table-cell office:value-type="float" office:value="-60.436" calcext:value-type="float">
            <text:p>-60.436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8.81" calcext:value-type="float">
            <text:p>-58.81</text:p>
          </table:table-cell>
          <table:table-cell office:value-type="float" office:value="-59.03" calcext:value-type="float">
            <text:p>-59.03</text:p>
          </table:table-cell>
          <table:table-cell office:value-type="float" office:value="-58.91" calcext:value-type="float">
            <text:p>-58.91</text:p>
          </table:table-cell>
          <table:table-cell office:value-type="float" office:value="-59.41" calcext:value-type="float">
            <text:p>-59.41</text:p>
          </table:table-cell>
          <table:table-cell office:value-type="float" office:value="-59" calcext:value-type="float">
            <text:p>-59</text:p>
          </table:table-cell>
          <table:table-cell office:value-type="float" office:value="-59.032" calcext:value-type="float">
            <text:p>-59.03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16" calcext:value-type="float">
            <text:p>0.041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8.35" calcext:value-type="float">
            <text:p>-58.35</text:p>
          </table:table-cell>
          <table:table-cell office:value-type="float" office:value="-58.31" calcext:value-type="float">
            <text:p>-58.31</text:p>
          </table:table-cell>
          <table:table-cell office:value-type="float" office:value="-58.4" calcext:value-type="float">
            <text:p>-58.4</text:p>
          </table:table-cell>
          <table:table-cell office:value-type="float" office:value="-58.11" calcext:value-type="float">
            <text:p>-58.11</text:p>
          </table:table-cell>
          <table:table-cell office:value-type="float" office:value="-58.41" calcext:value-type="float">
            <text:p>-58.41</text:p>
          </table:table-cell>
          <table:table-cell office:value-type="float" office:value="-58.316" calcext:value-type="float">
            <text:p>-58.316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7.23" calcext:value-type="float">
            <text:p>-57.23</text:p>
          </table:table-cell>
          <table:table-cell office:value-type="float" office:value="-57.21" calcext:value-type="float">
            <text:p>-57.21</text:p>
          </table:table-cell>
          <table:table-cell office:value-type="float" office:value="-57.32" calcext:value-type="float">
            <text:p>-57.32</text:p>
          </table:table-cell>
          <table:table-cell office:value-type="float" office:value="-57.92" calcext:value-type="float">
            <text:p>-57.92</text:p>
          </table:table-cell>
          <table:table-cell office:value-type="float" office:value="-57.59" calcext:value-type="float">
            <text:p>-57.59</text:p>
          </table:table-cell>
          <table:table-cell office:value-type="float" office:value="-57.454" calcext:value-type="float">
            <text:p>-57.454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0727" calcext:value-type="float">
            <text:p>0.07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2.49" calcext:value-type="float">
            <text:p>-52.49</text:p>
          </table:table-cell>
          <table:table-cell office:value-type="float" office:value="-51.51" calcext:value-type="float">
            <text:p>-51.51</text:p>
          </table:table-cell>
          <table:table-cell office:value-type="float" office:value="-54.17" calcext:value-type="float">
            <text:p>-54.17</text:p>
          </table:table-cell>
          <table:table-cell office:value-type="float" office:value="-53.98" calcext:value-type="float">
            <text:p>-53.98</text:p>
          </table:table-cell>
          <table:table-cell office:value-type="float" office:value="-51.27" calcext:value-type="float">
            <text:p>-51.27</text:p>
          </table:table-cell>
          <table:table-cell office:value-type="float" office:value="-52.684" calcext:value-type="float">
            <text:p>-52.684</text:p>
          </table:table-cell>
          <table:table-cell office:value-type="float" office:value="1.2086" calcext:value-type="float">
            <text:p>1.2086</text:p>
          </table:table-cell>
          <table:table-cell office:value-type="float" office:value="1.4606" calcext:value-type="float">
            <text:p>1.460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9.26" calcext:value-type="float">
            <text:p>-49.26</text:p>
          </table:table-cell>
          <table:table-cell office:value-type="float" office:value="-48.59" calcext:value-type="float">
            <text:p>-48.59</text:p>
          </table:table-cell>
          <table:table-cell office:value-type="float" office:value="-47.99" calcext:value-type="float">
            <text:p>-47.99</text:p>
          </table:table-cell>
          <table:table-cell office:value-type="float" office:value="-48.51" calcext:value-type="float">
            <text:p>-48.51</text:p>
          </table:table-cell>
          <table:table-cell office:value-type="float" office:value="-47.99" calcext:value-type="float">
            <text:p>-47.99</text:p>
          </table:table-cell>
          <table:table-cell office:value-type="float" office:value="-48.468" calcext:value-type="float">
            <text:p>-48.468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2202" calcext:value-type="float">
            <text:p>0.22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7.21" calcext:value-type="float">
            <text:p>-47.21</text:p>
          </table:table-cell>
          <table:table-cell office:value-type="float" office:value="-46.07" calcext:value-type="float">
            <text:p>-46.07</text:p>
          </table:table-cell>
          <table:table-cell office:value-type="float" office:value="-45.99" calcext:value-type="float">
            <text:p>-45.99</text:p>
          </table:table-cell>
          <table:table-cell office:value-type="float" office:value="-46.03" calcext:value-type="float">
            <text:p>-46.03</text:p>
          </table:table-cell>
          <table:table-cell office:value-type="float" office:value="-46.33" calcext:value-type="float">
            <text:p>-46.33</text:p>
          </table:table-cell>
          <table:table-cell office:value-type="float" office:value="-46.326" calcext:value-type="float">
            <text:p>-46.326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095" calcext:value-type="float">
            <text:p>0.2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4.25" calcext:value-type="float">
            <text:p>-44.25</text:p>
          </table:table-cell>
          <table:table-cell office:value-type="float" office:value="-44.18" calcext:value-type="float">
            <text:p>-44.18</text:p>
          </table:table-cell>
          <table:table-cell office:value-type="float" office:value="-44.04" calcext:value-type="float">
            <text:p>-44.04</text:p>
          </table:table-cell>
          <table:table-cell office:value-type="float" office:value="-44" calcext:value-type="float">
            <text:p>-44</text:p>
          </table:table-cell>
          <table:table-cell office:value-type="float" office:value="-45.2" calcext:value-type="float">
            <text:p>-45.2</text:p>
          </table:table-cell>
          <table:table-cell office:value-type="float" office:value="-44.334" calcext:value-type="float">
            <text:p>-44.334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1957" calcext:value-type="float">
            <text:p>0.1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2.55" calcext:value-type="float">
            <text:p>-42.55</text:p>
          </table:table-cell>
          <table:table-cell office:value-type="float" office:value="-46.26" calcext:value-type="float">
            <text:p>-46.26</text:p>
          </table:table-cell>
          <table:table-cell office:value-type="float" office:value="-42.14" calcext:value-type="float">
            <text:p>-42.14</text:p>
          </table:table-cell>
          <table:table-cell office:value-type="float" office:value="-42.52" calcext:value-type="float">
            <text:p>-42.52</text:p>
          </table:table-cell>
          <table:table-cell office:value-type="float" office:value="-42.4" calcext:value-type="float">
            <text:p>-42.4</text:p>
          </table:table-cell>
          <table:table-cell office:value-type="float" office:value="-43.174" calcext:value-type="float">
            <text:p>-43.174</text:p>
          </table:table-cell>
          <table:table-cell office:value-type="float" office:value="1.5498" calcext:value-type="float">
            <text:p>1.5498</text:p>
          </table:table-cell>
          <table:table-cell office:value-type="float" office:value="2.4017" calcext:value-type="float">
            <text:p>2.4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0.65" calcext:value-type="float">
            <text:p>-40.65</text:p>
          </table:table-cell>
          <table:table-cell office:value-type="float" office:value="-43.65" calcext:value-type="float">
            <text:p>-43.65</text:p>
          </table:table-cell>
          <table:table-cell office:value-type="float" office:value="-40.64" calcext:value-type="float">
            <text:p>-40.64</text:p>
          </table:table-cell>
          <table:table-cell office:value-type="float" office:value="-40.14" calcext:value-type="float">
            <text:p>-40.14</text:p>
          </table:table-cell>
          <table:table-cell office:value-type="float" office:value="-40.67" calcext:value-type="float">
            <text:p>-40.67</text:p>
          </table:table-cell>
          <table:table-cell office:value-type="float" office:value="-41.15" calcext:value-type="float">
            <text:p>-41.15</text:p>
          </table:table-cell>
          <table:table-cell office:value-type="float" office:value="1.2657" calcext:value-type="float">
            <text:p>1.2657</text:p>
          </table:table-cell>
          <table:table-cell office:value-type="float" office:value="1.6021" calcext:value-type="float">
            <text:p>1.6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8.75" calcext:value-type="float">
            <text:p>-38.75</text:p>
          </table:table-cell>
          <table:table-cell office:value-type="float" office:value="-38.74" calcext:value-type="float">
            <text:p>-38.74</text:p>
          </table:table-cell>
          <table:table-cell office:value-type="float" office:value="-38.03" calcext:value-type="float">
            <text:p>-38.03</text:p>
          </table:table-cell>
          <table:table-cell office:value-type="float" office:value="-42.27" calcext:value-type="float">
            <text:p>-42.27</text:p>
          </table:table-cell>
          <table:table-cell office:value-type="float" office:value="-39.02" calcext:value-type="float">
            <text:p>-39.02</text:p>
          </table:table-cell>
          <table:table-cell office:value-type="float" office:value="-39.362" calcext:value-type="float">
            <text:p>-39.362</text:p>
          </table:table-cell>
          <table:table-cell office:value-type="float" office:value="1.4906" calcext:value-type="float">
            <text:p>1.4906</text:p>
          </table:table-cell>
          <table:table-cell office:value-type="float" office:value="2.2218" calcext:value-type="float">
            <text:p>2.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7.18" calcext:value-type="float">
            <text:p>-37.18</text:p>
          </table:table-cell>
          <table:table-cell office:value-type="float" office:value="-37.06" calcext:value-type="float">
            <text:p>-37.06</text:p>
          </table:table-cell>
          <table:table-cell office:value-type="float" office:value="-37.38" calcext:value-type="float">
            <text:p>-37.38</text:p>
          </table:table-cell>
          <table:table-cell office:value-type="float" office:value="-38.33" calcext:value-type="float">
            <text:p>-38.33</text:p>
          </table:table-cell>
          <table:table-cell office:value-type="float" office:value="-39.89" calcext:value-type="float">
            <text:p>-39.89</text:p>
          </table:table-cell>
          <table:table-cell office:value-type="float" office:value="-37.968" calcext:value-type="float">
            <text:p>-37.968</text:p>
          </table:table-cell>
          <table:table-cell office:value-type="float" office:value="1.0598" calcext:value-type="float">
            <text:p>1.0598</text:p>
          </table:table-cell>
          <table:table-cell office:value-type="float" office:value="1.1233" calcext:value-type="float">
            <text:p>1.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4.74" calcext:value-type="float">
            <text:p>-34.74</text:p>
          </table:table-cell>
          <table:table-cell office:value-type="float" office:value="-35.35" calcext:value-type="float">
            <text:p>-35.35</text:p>
          </table:table-cell>
          <table:table-cell office:value-type="float" office:value="-35.55" calcext:value-type="float">
            <text:p>-35.55</text:p>
          </table:table-cell>
          <table:table-cell office:value-type="float" office:value="-35.33" calcext:value-type="float">
            <text:p>-35.33</text:p>
          </table:table-cell>
          <table:table-cell office:value-type="float" office:value="-35.502" calcext:value-type="float">
            <text:p>-35.502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3426" calcext:value-type="float">
            <text:p>0.3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3.8" calcext:value-type="float">
            <text:p>-33.8</text:p>
          </table:table-cell>
          <table:table-cell office:value-type="float" office:value="-32.81" calcext:value-type="float">
            <text:p>-32.81</text:p>
          </table:table-cell>
          <table:table-cell office:value-type="float" office:value="-34.17" calcext:value-type="float">
            <text:p>-34.17</text:p>
          </table:table-cell>
          <table:table-cell office:value-type="float" office:value="-33.96" calcext:value-type="float">
            <text:p>-33.96</text:p>
          </table:table-cell>
          <table:table-cell office:value-type="float" office:value="-34.19" calcext:value-type="float">
            <text:p>-34.19</text:p>
          </table:table-cell>
          <table:table-cell office:value-type="float" office:value="-33.786" calcext:value-type="float">
            <text:p>-33.786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587" calcext:value-type="float">
            <text:p>0.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2.63" calcext:value-type="float">
            <text:p>-32.63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2.56" calcext:value-type="float">
            <text:p>-32.56</text:p>
          </table:table-cell>
          <table:table-cell office:value-type="float" office:value="-32.85" calcext:value-type="float">
            <text:p>-32.85</text:p>
          </table:table-cell>
          <table:table-cell office:value-type="float" office:value="-32.73" calcext:value-type="float">
            <text:p>-32.73</text:p>
          </table:table-cell>
          <table:table-cell office:value-type="float" office:value="-32.822" calcext:value-type="float">
            <text:p>-32.822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2.43" calcext:value-type="float">
            <text:p>-32.43</text:p>
          </table:table-cell>
          <table:table-cell table:number-columns-repeated="2" office:value-type="float" office:value="-31.46" calcext:value-type="float">
            <text:p>-31.46</text:p>
          </table:table-cell>
          <table:table-cell office:value-type="float" office:value="-31.38" calcext:value-type="float">
            <text:p>-31.38</text:p>
          </table:table-cell>
          <table:table-cell office:value-type="float" office:value="-31.62" calcext:value-type="float">
            <text:p>-31.62</text:p>
          </table:table-cell>
          <table:table-cell office:value-type="float" office:value="-31.67" calcext:value-type="float">
            <text:p>-31.67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1505" calcext:value-type="float">
            <text:p>0.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0.5" calcext:value-type="float">
            <text:p>-30.5</text:p>
          </table:table-cell>
          <table:table-cell office:value-type="float" office:value="-31.22" calcext:value-type="float">
            <text:p>-31.22</text:p>
          </table:table-cell>
          <table:table-cell office:value-type="float" office:value="-30.26" calcext:value-type="float">
            <text:p>-30.26</text:p>
          </table:table-cell>
          <table:table-cell office:value-type="float" office:value="-30.61" calcext:value-type="float">
            <text:p>-30.61</text:p>
          </table:table-cell>
          <table:table-cell office:value-type="float" office:value="-30.722" calcext:value-type="float">
            <text:p>-30.722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1224" calcext:value-type="float">
            <text:p>0.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9.16" calcext:value-type="float">
            <text:p>-29.16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9.71" calcext:value-type="float">
            <text:p>-29.71</text:p>
          </table:table-cell>
          <table:table-cell office:value-type="float" office:value="-29.45" calcext:value-type="float">
            <text:p>-29.45</text:p>
          </table:table-cell>
          <table:table-cell office:value-type="float" office:value="-29.65" calcext:value-type="float">
            <text:p>-29.65</text:p>
          </table:table-cell>
          <table:table-cell office:value-type="float" office:value="-29.486" calcext:value-type="float">
            <text:p>-29.486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9.36" calcext:value-type="float">
            <text:p>-29.36</text:p>
          </table:table-cell>
          <table:table-cell office:value-type="float" office:value="-29.33" calcext:value-type="float">
            <text:p>-29.33</text:p>
          </table:table-cell>
          <table:table-cell office:value-type="float" office:value="-27.17" calcext:value-type="float">
            <text:p>-27.17</text:p>
          </table:table-cell>
          <table:table-cell office:value-type="float" office:value="-30.85" calcext:value-type="float">
            <text:p>-30.85</text:p>
          </table:table-cell>
          <table:table-cell office:value-type="float" office:value="-30.55" calcext:value-type="float">
            <text:p>-30.55</text:p>
          </table:table-cell>
          <table:table-cell office:value-type="float" office:value="-29.452" calcext:value-type="float">
            <text:p>-29.452</text:p>
          </table:table-cell>
          <table:table-cell office:value-type="float" office:value="1.2954" calcext:value-type="float">
            <text:p>1.2954</text:p>
          </table:table-cell>
          <table:table-cell office:value-type="float" office:value="1.6782" calcext:value-type="float">
            <text:p>1.6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8.86" calcext:value-type="float">
            <text:p>-28.86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9.03" calcext:value-type="float">
            <text:p>-29.03</text:p>
          </table:table-cell>
          <table:table-cell office:value-type="float" office:value="-28.65" calcext:value-type="float">
            <text:p>-28.65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8.832" calcext:value-type="float">
            <text:p>-28.832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8.49" calcext:value-type="float">
            <text:p>-28.49</text:p>
          </table:table-cell>
          <table:table-cell office:value-type="float" office:value="-28.54" calcext:value-type="float">
            <text:p>-28.54</text:p>
          </table:table-cell>
          <table:table-cell office:value-type="float" office:value="-28.45" calcext:value-type="float">
            <text:p>-28.45</text:p>
          </table:table-cell>
          <table:table-cell office:value-type="float" office:value="-29.17" calcext:value-type="float">
            <text:p>-29.17</text:p>
          </table:table-cell>
          <table:table-cell office:value-type="float" office:value="-28.58" calcext:value-type="float">
            <text:p>-28.58</text:p>
          </table:table-cell>
          <table:table-cell office:value-type="float" office:value="-28.646" calcext:value-type="float">
            <text:p>-28.646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9.22" calcext:value-type="float">
            <text:p>-29.22</text:p>
          </table:table-cell>
          <table:table-cell office:value-type="float" office:value="-29.1" calcext:value-type="float">
            <text:p>-29.1</text:p>
          </table:table-cell>
          <table:table-cell office:value-type="float" office:value="-29.19" calcext:value-type="float">
            <text:p>-29.19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32" calcext:value-type="float">
            <text:p>-29.32</text:p>
          </table:table-cell>
          <table:table-cell office:value-type="float" office:value="-29.266" calcext:value-type="float">
            <text:p>-29.266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186" calcext:value-type="float">
            <text:p>0.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9.94" calcext:value-type="float">
            <text:p>-29.94</text:p>
          </table:table-cell>
          <table:table-cell office:value-type="float" office:value="-29.72" calcext:value-type="float">
            <text:p>-29.72</text:p>
          </table:table-cell>
          <table:table-cell office:value-type="float" office:value="-29.76" calcext:value-type="float">
            <text:p>-29.76</text:p>
          </table:table-cell>
          <table:table-cell office:value-type="float" office:value="-29.67" calcext:value-type="float">
            <text:p>-29.67</text:p>
          </table:table-cell>
          <table:table-cell office:value-type="float" office:value="-30.09" calcext:value-type="float">
            <text:p>-30.09</text:p>
          </table:table-cell>
          <table:table-cell office:value-type="float" office:value="-29.836" calcext:value-type="float">
            <text:p>-29.836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9.25" calcext:value-type="float">
            <text:p>-29.25</text:p>
          </table:table-cell>
          <table:table-cell office:value-type="float" office:value="-32.88" calcext:value-type="float">
            <text:p>-32.88</text:p>
          </table:table-cell>
          <table:table-cell office:value-type="float" office:value="-30.6" calcext:value-type="float">
            <text:p>-30.6</text:p>
          </table:table-cell>
          <table:table-cell office:value-type="float" office:value="-31.34" calcext:value-type="float">
            <text:p>-31.34</text:p>
          </table:table-cell>
          <table:table-cell office:value-type="float" office:value="-28.84" calcext:value-type="float">
            <text:p>-28.84</text:p>
          </table:table-cell>
          <table:table-cell office:value-type="float" office:value="-30.582" calcext:value-type="float">
            <text:p>-30.582</text:p>
          </table:table-cell>
          <table:table-cell office:value-type="float" office:value="1.4604" calcext:value-type="float">
            <text:p>1.4604</text:p>
          </table:table-cell>
          <table:table-cell office:value-type="float" office:value="2.1329" calcext:value-type="float">
            <text:p>2.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-30.65" calcext:value-type="float">
            <text:p>-30.65</text:p>
          </table:table-cell>
          <table:table-cell office:value-type="float" office:value="-30.6" calcext:value-type="float">
            <text:p>-30.6</text:p>
          </table:table-cell>
          <table:table-cell office:value-type="float" office:value="-31.98" calcext:value-type="float">
            <text:p>-31.98</text:p>
          </table:table-cell>
          <table:table-cell office:value-type="float" office:value="-30.64" calcext:value-type="float">
            <text:p>-30.64</text:p>
          </table:table-cell>
          <table:table-cell office:value-type="float" office:value="-30.904" calcext:value-type="float">
            <text:p>-30.904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2898" calcext:value-type="float">
            <text:p>0.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9.08" calcext:value-type="float">
            <text:p>-29.08</text:p>
          </table:table-cell>
          <table:table-cell office:value-type="float" office:value="-31.35" calcext:value-type="float">
            <text:p>-31.35</text:p>
          </table:table-cell>
          <table:table-cell office:value-type="float" office:value="-32.51" calcext:value-type="float">
            <text:p>-32.51</text:p>
          </table:table-cell>
          <table:table-cell office:value-type="float" office:value="-31.56" calcext:value-type="float">
            <text:p>-31.56</text:p>
          </table:table-cell>
          <table:table-cell office:value-type="float" office:value="-31.65" calcext:value-type="float">
            <text:p>-31.65</text:p>
          </table:table-cell>
          <table:table-cell office:value-type="float" office:value="-31.23" calcext:value-type="float">
            <text:p>-31.23</text:p>
          </table:table-cell>
          <table:table-cell office:value-type="float" office:value="1.1455" calcext:value-type="float">
            <text:p>1.1455</text:p>
          </table:table-cell>
          <table:table-cell office:value-type="float" office:value="1.3121" calcext:value-type="float">
            <text:p>1.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3.31" calcext:value-type="float">
            <text:p>-33.31</text:p>
          </table:table-cell>
          <table:table-cell office:value-type="float" office:value="-33.98" calcext:value-type="float">
            <text:p>-33.98</text:p>
          </table:table-cell>
          <table:table-cell office:value-type="float" office:value="-34.18" calcext:value-type="float">
            <text:p>-34.18</text:p>
          </table:table-cell>
          <table:table-cell office:value-type="float" office:value="-34.02" calcext:value-type="float">
            <text:p>-34.02</text:p>
          </table:table-cell>
          <table:table-cell office:value-type="float" office:value="-34.26" calcext:value-type="float">
            <text:p>-34.26</text:p>
          </table:table-cell>
          <table:table-cell office:value-type="float" office:value="-33.95" calcext:value-type="float">
            <text:p>-33.9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129" calcext:value-type="float">
            <text:p>0.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7.45" calcext:value-type="float">
            <text:p>-37.45</text:p>
          </table:table-cell>
          <table:table-cell office:value-type="float" office:value="-34.32" calcext:value-type="float">
            <text:p>-34.32</text:p>
          </table:table-cell>
          <table:table-cell office:value-type="float" office:value="-32.67" calcext:value-type="float">
            <text:p>-32.67</text:p>
          </table:table-cell>
          <table:table-cell office:value-type="float" office:value="-33.35" calcext:value-type="float">
            <text:p>-33.35</text:p>
          </table:table-cell>
          <table:table-cell office:value-type="float" office:value="-34.226" calcext:value-type="float">
            <text:p>-34.226</text:p>
          </table:table-cell>
          <table:table-cell office:value-type="float" office:value="1.6957" calcext:value-type="float">
            <text:p>1.6957</text:p>
          </table:table-cell>
          <table:table-cell office:value-type="float" office:value="2.8753" calcext:value-type="float">
            <text:p>2.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5.15" calcext:value-type="float">
            <text:p>-35.15</text:p>
          </table:table-cell>
          <table:table-cell office:value-type="float" office:value="-35.38" calcext:value-type="float">
            <text:p>-35.38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7.1" calcext:value-type="float">
            <text:p>-37.1</text:p>
          </table:table-cell>
          <table:table-cell office:value-type="float" office:value="-35.556" calcext:value-type="float">
            <text:p>-35.556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6.82" calcext:value-type="float">
            <text:p>-36.82</text:p>
          </table:table-cell>
          <table:table-cell office:value-type="float" office:value="-37.06" calcext:value-type="float">
            <text:p>-37.06</text:p>
          </table:table-cell>
          <table:table-cell office:value-type="float" office:value="-36.89" calcext:value-type="float">
            <text:p>-36.89</text:p>
          </table:table-cell>
          <table:table-cell office:value-type="float" office:value="-37.74" calcext:value-type="float">
            <text:p>-37.74</text:p>
          </table:table-cell>
          <table:table-cell office:value-type="float" office:value="-38.14" calcext:value-type="float">
            <text:p>-38.14</text:p>
          </table:table-cell>
          <table:table-cell office:value-type="float" office:value="-37.33" calcext:value-type="float">
            <text:p>-37.33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2702" calcext:value-type="float">
            <text:p>0.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8.82" calcext:value-type="float">
            <text:p>-38.82</text:p>
          </table:table-cell>
          <table:table-cell office:value-type="float" office:value="-38.55" calcext:value-type="float">
            <text:p>-38.55</text:p>
          </table:table-cell>
          <table:table-cell office:value-type="float" office:value="-38.82" calcext:value-type="float">
            <text:p>-38.82</text:p>
          </table:table-cell>
          <table:table-cell office:value-type="float" office:value="-38.91" calcext:value-type="float">
            <text:p>-38.91</text:p>
          </table:table-cell>
          <table:table-cell office:value-type="float" office:value="-38.69" calcext:value-type="float">
            <text:p>-38.69</text:p>
          </table:table-cell>
          <table:table-cell office:value-type="float" office:value="-38.758" calcext:value-type="float">
            <text:p>-38.758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0157" calcext:value-type="float">
            <text:p>0.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0.6" calcext:value-type="float">
            <text:p>-40.6</text:p>
          </table:table-cell>
          <table:table-cell office:value-type="float" office:value="-44.01" calcext:value-type="float">
            <text:p>-44.01</text:p>
          </table:table-cell>
          <table:table-cell office:value-type="float" office:value="-43.41" calcext:value-type="float">
            <text:p>-43.41</text:p>
          </table:table-cell>
          <table:table-cell office:value-type="float" office:value="-40.73" calcext:value-type="float">
            <text:p>-40.73</text:p>
          </table:table-cell>
          <table:table-cell office:value-type="float" office:value="-40.4" calcext:value-type="float">
            <text:p>-40.4</text:p>
          </table:table-cell>
          <table:table-cell office:value-type="float" office:value="-41.83" calcext:value-type="float">
            <text:p>-41.83</text:p>
          </table:table-cell>
          <table:table-cell office:value-type="float" office:value="1.5503" calcext:value-type="float">
            <text:p>1.5503</text:p>
          </table:table-cell>
          <table:table-cell office:value-type="float" office:value="2.4033" calcext:value-type="float">
            <text:p>2.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2.43" calcext:value-type="float">
            <text:p>-42.43</text:p>
          </table:table-cell>
          <table:table-cell office:value-type="float" office:value="-42.79" calcext:value-type="float">
            <text:p>-42.79</text:p>
          </table:table-cell>
          <table:table-cell office:value-type="float" office:value="-42.48" calcext:value-type="float">
            <text:p>-42.48</text:p>
          </table:table-cell>
          <table:table-cell office:value-type="float" office:value="-42.62" calcext:value-type="float">
            <text:p>-42.62</text:p>
          </table:table-cell>
          <table:table-cell office:value-type="float" office:value="-42.85" calcext:value-type="float">
            <text:p>-42.85</text:p>
          </table:table-cell>
          <table:table-cell office:value-type="float" office:value="-42.634" calcext:value-type="float">
            <text:p>-42.634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0273" calcext:value-type="float">
            <text:p>0.0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4.37" calcext:value-type="float">
            <text:p>-44.37</text:p>
          </table:table-cell>
          <table:table-cell office:value-type="float" office:value="-44.46" calcext:value-type="float">
            <text:p>-44.46</text:p>
          </table:table-cell>
          <table:table-cell office:value-type="float" office:value="-44.77" calcext:value-type="float">
            <text:p>-44.77</text:p>
          </table:table-cell>
          <table:table-cell office:value-type="float" office:value="-44.71" calcext:value-type="float">
            <text:p>-44.71</text:p>
          </table:table-cell>
          <table:table-cell office:value-type="float" office:value="-43.97" calcext:value-type="float">
            <text:p>-43.97</text:p>
          </table:table-cell>
          <table:table-cell office:value-type="float" office:value="-44.456" calcext:value-type="float">
            <text:p>-44.456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0813" calcext:value-type="float">
            <text:p>0.0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6.78" calcext:value-type="float">
            <text:p>-46.78</text:p>
          </table:table-cell>
          <table:table-cell office:value-type="float" office:value="-47.28" calcext:value-type="float">
            <text:p>-47.28</text:p>
          </table:table-cell>
          <table:table-cell office:value-type="float" office:value="-47.57" calcext:value-type="float">
            <text:p>-47.57</text:p>
          </table:table-cell>
          <table:table-cell office:value-type="float" office:value="-47.3" calcext:value-type="float">
            <text:p>-47.3</text:p>
          </table:table-cell>
          <table:table-cell office:value-type="float" office:value="-48.16" calcext:value-type="float">
            <text:p>-48.16</text:p>
          </table:table-cell>
          <table:table-cell office:value-type="float" office:value="-47.418" calcext:value-type="float">
            <text:p>-47.418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2027" calcext:value-type="float">
            <text:p>0.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51.3" calcext:value-type="float">
            <text:p>-51.3</text:p>
          </table:table-cell>
          <table:table-cell office:value-type="float" office:value="-51.21" calcext:value-type="float">
            <text:p>-51.21</text:p>
          </table:table-cell>
          <table:table-cell office:value-type="float" office:value="-51.76" calcext:value-type="float">
            <text:p>-51.76</text:p>
          </table:table-cell>
          <table:table-cell office:value-type="float" office:value="-51.52" calcext:value-type="float">
            <text:p>-51.52</text:p>
          </table:table-cell>
          <table:table-cell office:value-type="float" office:value="-51.21" calcext:value-type="float">
            <text:p>-51.21</text:p>
          </table:table-cell>
          <table:table-cell office:value-type="float" office:value="-51.4" calcext:value-type="float">
            <text:p>-51.4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0452" calcext:value-type="float">
            <text:p>0.045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57.73" calcext:value-type="float">
            <text:p>-57.73</text:p>
          </table:table-cell>
          <table:table-cell office:value-type="float" office:value="-56.88" calcext:value-type="float">
            <text:p>-56.88</text:p>
          </table:table-cell>
          <table:table-cell office:value-type="float" office:value="-60.78" calcext:value-type="float">
            <text:p>-60.78</text:p>
          </table:table-cell>
          <table:table-cell office:value-type="float" office:value="-56.81" calcext:value-type="float">
            <text:p>-56.81</text:p>
          </table:table-cell>
          <table:table-cell office:value-type="float" office:value="-57.91" calcext:value-type="float">
            <text:p>-57.91</text:p>
          </table:table-cell>
          <table:table-cell office:value-type="float" office:value="-58.022" calcext:value-type="float">
            <text:p>-58.022</text:p>
          </table:table-cell>
          <table:table-cell office:value-type="float" office:value="1.4476" calcext:value-type="float">
            <text:p>1.4476</text:p>
          </table:table-cell>
          <table:table-cell office:value-type="float" office:value="2.0955" calcext:value-type="float">
            <text:p>2.095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58.01" calcext:value-type="float">
            <text:p>-58.01</text:p>
          </table:table-cell>
          <table:table-cell office:value-type="float" office:value="-58.14" calcext:value-type="float">
            <text:p>-58.14</text:p>
          </table:table-cell>
          <table:table-cell office:value-type="float" office:value="-58.09" calcext:value-type="float">
            <text:p>-58.09</text:p>
          </table:table-cell>
          <table:table-cell office:value-type="float" office:value="-59.32" calcext:value-type="float">
            <text:p>-59.32</text:p>
          </table:table-cell>
          <table:table-cell office:value-type="float" office:value="-59.85" calcext:value-type="float">
            <text:p>-59.85</text:p>
          </table:table-cell>
          <table:table-cell office:value-type="float" office:value="-58.682" calcext:value-type="float">
            <text:p>-58.682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5734" calcext:value-type="float">
            <text:p>0.57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58.99" calcext:value-type="float">
            <text:p>-58.99</text:p>
          </table:table-cell>
          <table:table-cell office:value-type="float" office:value="-59.77" calcext:value-type="float">
            <text:p>-59.77</text:p>
          </table:table-cell>
          <table:table-cell office:value-type="float" office:value="-60.78" calcext:value-type="float">
            <text:p>-60.78</text:p>
          </table:table-cell>
          <table:table-cell office:value-type="float" office:value="-60.93" calcext:value-type="float">
            <text:p>-60.93</text:p>
          </table:table-cell>
          <table:table-cell office:value-type="float" office:value="-59.52" calcext:value-type="float">
            <text:p>-59.52</text:p>
          </table:table-cell>
          <table:table-cell office:value-type="float" office:value="-59.998" calcext:value-type="float">
            <text:p>-59.998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5553" calcext:value-type="float">
            <text:p>0.555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61.78" calcext:value-type="float">
            <text:p>-61.78</text:p>
          </table:table-cell>
          <table:table-cell office:value-type="float" office:value="-59.72" calcext:value-type="float">
            <text:p>-59.72</text:p>
          </table:table-cell>
          <table:table-cell office:value-type="float" office:value="-60.81" calcext:value-type="float">
            <text:p>-60.81</text:p>
          </table:table-cell>
          <table:table-cell office:value-type="float" office:value="-60.92" calcext:value-type="float">
            <text:p>-60.92</text:p>
          </table:table-cell>
          <table:table-cell office:value-type="float" office:value="-61.18" calcext:value-type="float">
            <text:p>-61.18</text:p>
          </table:table-cell>
          <table:table-cell office:value-type="float" office:value="-60.882" calcext:value-type="float">
            <text:p>-60.882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4504" calcext:value-type="float">
            <text:p>0.450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61.12" calcext:value-type="float">
            <text:p>-61.12</text:p>
          </table:table-cell>
          <table:table-cell office:value-type="float" office:value="-61.94" calcext:value-type="float">
            <text:p>-61.94</text:p>
          </table:table-cell>
          <table:table-cell office:value-type="float" office:value="-62.05" calcext:value-type="float">
            <text:p>-62.05</text:p>
          </table:table-cell>
          <table:table-cell office:value-type="float" office:value="-62.41" calcext:value-type="float">
            <text:p>-62.41</text:p>
          </table:table-cell>
          <table:table-cell office:value-type="float" office:value="-61.99" calcext:value-type="float">
            <text:p>-61.99</text:p>
          </table:table-cell>
          <table:table-cell office:value-type="float" office:value="-61.902" calcext:value-type="float">
            <text:p>-61.902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1801" calcext:value-type="float">
            <text:p>0.18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61.61" calcext:value-type="float">
            <text:p>-61.61</text:p>
          </table:table-cell>
          <table:table-cell office:value-type="float" office:value="-62.07" calcext:value-type="float">
            <text:p>-62.07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2.3" calcext:value-type="float">
            <text:p>-62.3</text:p>
          </table:table-cell>
          <table:table-cell office:value-type="float" office:value="-63.31" calcext:value-type="float">
            <text:p>-63.31</text:p>
          </table:table-cell>
          <table:table-cell office:value-type="float" office:value="-62.406" calcext:value-type="float">
            <text:p>-62.406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3373" calcext:value-type="float">
            <text:p>0.33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61.98" calcext:value-type="float">
            <text:p>-61.98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2.51" calcext:value-type="float">
            <text:p>-62.51</text:p>
          </table:table-cell>
          <table:table-cell office:value-type="float" office:value="-62.3" calcext:value-type="float">
            <text:p>-62.3</text:p>
          </table:table-cell>
          <table:table-cell office:value-type="float" office:value="-62.36" calcext:value-type="float">
            <text:p>-62.36</text:p>
          </table:table-cell>
          <table:table-cell office:value-type="float" office:value="-62.364" calcext:value-type="float">
            <text:p>-62.364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0533" calcext:value-type="float">
            <text:p>0.05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63.1" calcext:value-type="float">
            <text:p>-63.1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42" calcext:value-type="float">
            <text:p>-62.42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2.688" calcext:value-type="float">
            <text:p>-62.688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0574" calcext:value-type="float">
            <text:p>0.0574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59:21.476963791</meta:creation-date>
    <meta:generator>LibreOffice/7.3.7.2$Linux_X86_64 LibreOffice_project/30$Build-2</meta:generator>
    <dc:date>2024-07-10T15:23:56.594173152</dc:date>
    <meta:editing-duration>PT1H10M22S</meta:editing-duration>
    <meta:editing-cycles>2</meta:editing-cycles>
    <meta:document-statistic meta:table-count="1" meta:cell-count="480" meta:object-count="0"/>
  </office:meta>
</office:document-meta>
</file>